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T1_4" style:family="text">
      <style:text-properties style:text-underline-style="solid" style:text-underline-color="font-color"/>
    </style:style>
    <style:style style:name="T1_5" style:family="text">
      <style:text-properties style:text-underline-style="solid" style:text-underline-color="font-color"/>
    </style:style>
    <style:style style:name="T1_6" style:family="text">
      <style:text-properties style:text-underline-style="solid" style:text-underline-color="font-color"/>
    </style:style>
    <style:style style:name="T1_7" style:family="text">
      <style:text-properties style:text-underline-style="solid" style:text-underline-color="font-color"/>
    </style:style>
    <style:style style:name="T1_8" style:family="text">
      <style:text-properties style:text-underline-style="solid" style:text-underline-color="font-color"/>
    </style:style>
    <style:style style:name="T1_9" style:family="text">
      <style:text-properties style:text-underline-style="solid" style:text-underline-color="font-color"/>
    </style:style>
    <style:style style:name="T1_10" style:family="text">
      <style:text-properties style:text-underline-style="solid" style:text-underline-color="font-color"/>
    </style:style>
    <style:style style:name="T1_11" style:family="text">
      <style:text-properties style:text-underline-style="solid" style:text-underline-color="font-color"/>
    </style:style>
    <style:style style:name="T1_12" style:family="text">
      <style:text-properties style:text-underline-style="solid" style:text-underline-color="font-color"/>
    </style:style>
    <style:style style:name="T1_13" style:family="text">
      <style:text-properties style:text-underline-style="solid" style:text-underline-color="font-color"/>
    </style:style>
    <style:style style:name="T1_14" style:family="text">
      <style:text-properties style:text-underline-style="solid" style:text-underline-color="font-color"/>
    </style:style>
    <style:style style:name="T1_15" style:family="text">
      <style:text-properties style:text-underline-style="solid" style:text-underline-color="font-color"/>
    </style:style>
    <style:style style:name="T1_16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>
      <style:text-properties fo:font-weight="bold" style:font-weight-asian="bold" style:font-weight-complex="bold"/>
    </style:style>
    <style:style style:name="T5_24" style:family="text">
      <style:text-properties fo:font-weight="bold" style:font-weight-asian="bold" style:font-weight-complex="bold"/>
    </style:style>
    <style:style style:name="T5_25" style:family="text">
      <style:text-properties fo:font-weight="bold" style:font-weight-asian="bold" style:font-weight-complex="bold"/>
    </style:style>
    <style:style style:name="T5_26" style:family="text">
      <style:text-properties fo:font-weight="bold" style:font-weight-asian="bold" style:font-weight-complex="bold"/>
    </style:style>
    <style:style style:name="T5_27" style:family="text">
      <style:text-properties fo:font-weight="bold" style:font-weight-asian="bold" style:font-weight-complex="bold"/>
    </style:style>
    <style:style style:name="T5_28" style:family="text">
      <style:text-properties fo:font-weight="bold" style:font-weight-asian="bold" style:font-weight-complex="bold"/>
    </style:style>
    <style:style style:name="T5_29" style:family="text">
      <style:text-properties fo:font-weight="bold" style:font-weight-asian="bold" style:font-weight-complex="bold"/>
    </style:style>
    <style:style style:name="T5_30" style:family="text">
      <style:text-properties fo:font-weight="bold" style:font-weight-asian="bold" style:font-weight-complex="bold"/>
    </style:style>
    <style:style style:name="T5_31" style:family="text">
      <style:text-properties fo:font-weight="bold" style:font-weight-asian="bold" style:font-weight-complex="bold"/>
    </style:style>
    <style:style style:name="T5_32" style:family="text">
      <style:text-properties fo:font-weight="bold" style:font-weight-asian="bold" style:font-weight-complex="bold"/>
    </style:style>
    <style:style style:name="T5_33" style:family="text">
      <style:text-properties fo:font-weight="bold" style:font-weight-asian="bold" style:font-weight-complex="bold"/>
    </style:style>
    <style:style style:name="T5_34" style:family="text">
      <style:text-properties fo:font-weight="bold" style:font-weight-asian="bold" style:font-weight-complex="bold"/>
    </style:style>
    <style:style style:name="T5_35" style:family="text">
      <style:text-properties fo:font-weight="bold" style:font-weight-asian="bold" style:font-weight-complex="bold"/>
    </style:style>
    <style:style style:name="T5_3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T11_10" style:family="text">
      <style:text-properties fo:font-weight="bold" style:font-weight-asian="bold" style:font-weight-complex="bold"/>
    </style:style>
    <style:style style:name="T11_11" style:family="text">
      <style:text-properties fo:font-weight="bold" style:font-weight-asian="bold" style:font-weight-complex="bold"/>
    </style:style>
    <style:style style:name="T11_12" style:family="text">
      <style:text-properties fo:font-weight="bold" style:font-weight-asian="bold" style:font-weight-complex="bold"/>
    </style:style>
    <style:style style:name="T11_13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>
      <style:text-properties fo:font-weight="bold" style:font-weight-asian="bold" style:font-weight-complex="bold"/>
    </style:style>
    <style:style style:name="T22_9" style:family="text">
      <style:text-properties fo:font-weight="bold" style:font-weight-asian="bold" style:font-weight-complex="bold"/>
    </style:style>
    <style:style style:name="T22_10" style:family="text">
      <style:text-properties fo:font-weight="bold" style:font-weight-asian="bold" style:font-weight-complex="bold"/>
    </style:style>
    <style:style style:name="T22_11" style:family="text">
      <style:text-properties fo:font-weight="bold" style:font-weight-asian="bold" style:font-weight-complex="bold"/>
    </style:style>
    <style:style style:name="T22_12" style:family="text">
      <style:text-properties fo:font-weight="bold" style:font-weight-asian="bold" style:font-weight-complex="bold"/>
    </style:style>
    <style:style style:name="T22_13" style:family="text">
      <style:text-properties fo:font-weight="bold" style:font-weight-asian="bold" style:font-weight-complex="bold"/>
    </style:style>
    <style:style style:name="T22_14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>
      <style:text-properties fo:font-weight="bold" style:font-weight-asian="bold" style:font-weight-complex="bold"/>
    </style:style>
    <style:style style:name="T29_18" style:family="text">
      <style:text-properties fo:font-weight="bold" style:font-weight-asian="bold" style:font-weight-complex="bold"/>
    </style:style>
    <style:style style:name="T29_19" style:family="text">
      <style:text-properties fo:font-weight="bold" style:font-weight-asian="bold" style:font-weight-complex="bold"/>
    </style:style>
    <style:style style:name="T29_20" style:family="text">
      <style:text-properties fo:font-weight="bold" style:font-weight-asian="bold" style:font-weight-complex="bold"/>
    </style:style>
    <style:style style:name="T29_21" style:family="text">
      <style:text-properties fo:font-weight="bold" style:font-weight-asian="bold" style:font-weight-complex="bold"/>
    </style:style>
    <style:style style:name="T29_22" style:family="text">
      <style:text-properties fo:font-weight="bold" style:font-weight-asian="bold" style:font-weight-complex="bold"/>
    </style:style>
    <style:style style:name="T29_23" style:family="text">
      <style:text-properties fo:font-weight="bold" style:font-weight-asian="bold" style:font-weight-complex="bold"/>
    </style:style>
    <style:style style:name="T29_24" style:family="text">
      <style:text-properties fo:font-weight="bold" style:font-weight-asian="bold" style:font-weight-complex="bold"/>
    </style:style>
    <style:style style:name="T29_25" style:family="text">
      <style:text-properties fo:font-weight="bold" style:font-weight-asian="bold" style:font-weight-complex="bold"/>
    </style:style>
    <style:style style:name="T29_26" style:family="text">
      <style:text-properties fo:font-weight="bold" style:font-weight-asian="bold" style:font-weight-complex="bold"/>
    </style:style>
    <style:style style:name="T29_27" style:family="text">
      <style:text-properties fo:font-weight="bold" style:font-weight-asian="bold" style:font-weight-complex="bold"/>
    </style:style>
    <style:style style:name="T29_28" style:family="text">
      <style:text-properties fo:font-weight="bold" style:font-weight-asian="bold" style:font-weight-complex="bold"/>
    </style:style>
    <style:style style:name="T29_29" style:family="text">
      <style:text-properties fo:font-weight="bold" style:font-weight-asian="bold" style:font-weight-complex="bold"/>
    </style:style>
    <style:style style:name="T29_30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T39_15" style:family="text">
      <style:text-properties fo:font-weight="bold" style:font-weight-asian="bold" style:font-weight-complex="bold"/>
    </style:style>
    <style:style style:name="T39_16" style:family="text">
      <style:text-properties fo:font-weight="bold" style:font-weight-asian="bold" style:font-weight-complex="bold"/>
    </style:style>
    <style:style style:name="T39_17" style:family="text">
      <style:text-properties fo:font-weight="bold" style:font-weight-asian="bold" style:font-weight-complex="bold"/>
    </style:style>
    <style:style style:name="T39_18" style:family="text">
      <style:text-properties fo:font-weight="bold" style:font-weight-asian="bold" style:font-weight-complex="bold"/>
    </style:style>
    <style:style style:name="T39_19" style:family="text">
      <style:text-properties fo:font-weight="bold" style:font-weight-asian="bold" style:font-weight-complex="bold"/>
    </style:style>
    <style:style style:name="T39_20" style:family="text">
      <style:text-properties fo:font-weight="bold" style:font-weight-asian="bold" style:font-weight-complex="bold"/>
    </style:style>
    <style:style style:name="T39_21" style:family="text">
      <style:text-properties fo:font-weight="bold" style:font-weight-asian="bold" style:font-weight-complex="bold"/>
    </style:style>
    <style:style style:name="T39_22" style:family="text">
      <style:text-properties fo:font-weight="bold" style:font-weight-asian="bold" style:font-weight-complex="bold"/>
    </style:style>
    <style:style style:name="T39_23" style:family="text">
      <style:text-properties fo:font-weight="bold" style:font-weight-asian="bold" style:font-weight-complex="bold"/>
    </style:style>
    <style:style style:name="T39_24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P5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Lineamientos</text:span><text:span text:style-name="T1_2"><text:s/></text:span><text:span text:style-name="T1_3">para</text:span><text:span text:style-name="T1_4"><text:s/></text:span><text:span text:style-name="T1_5">la</text:span><text:span text:style-name="T1_6"><text:s/></text:span><text:span text:style-name="T1_7">entrega</text:span><text:span text:style-name="T1_8"><text:s/></text:span><text:span text:style-name="T1_9">de</text:span><text:span text:style-name="T1_10"><text:s/></text:span><text:span text:style-name="T1_11">diseño</text:span><text:span text:style-name="T1_12"><text:s/></text:span><text:span text:style-name="T1_13">del</text:span><text:span text:style-name="T1_14"><text:s/></text:span><text:span text:style-name="T1_15">TP</text:span><text:span text:style-name="T1_16">:</text:span></text:p>
      <text:p text:style-name="P2"/>
      <text:p text:style-name="P3"/>
      <text:list text:style-name="LS1" xml:id="list0">
        <text:list-item>
          <text:p text:style-name="P4"><text:span text:style-name="T4_1">El</text:span><text:span text:style-name="T4_2"><text:s/></text:span><text:span text:style-name="T4_3">diseño</text:span><text:span text:style-name="T4_4"><text:s/></text:span><text:span text:style-name="T4_5">del</text:span><text:span text:style-name="T4_6"><text:s/></text:span><text:span text:style-name="T4_7">TP</text:span><text:span text:style-name="T4_8"><text:s/></text:span><text:span text:style-name="T4_9">se</text:span><text:span text:style-name="T4_10"><text:s/></text:span><text:span text:style-name="T4_11">entrega</text:span><text:span text:style-name="T4_12"><text:s/></text:span><text:span text:style-name="T4_13">en</text:span><text:span text:style-name="T4_14"><text:s/></text:span><text:span text:style-name="T4_15">papel</text:span><text:span text:style-name="T4_16">,<text:s/></text:span><text:span text:style-name="T4_17">en</text:span><text:span text:style-name="T4_18"><text:s/></text:span><text:span text:style-name="T4_19">una</text:span><text:span text:style-name="T4_20"><text:s/></text:span><text:span text:style-name="T4_21">carpeta</text:span><text:span text:style-name="T4_22"><text:s/></text:span><text:span text:style-name="T4_23">o</text:span><text:span text:style-name="T4_24"><text:s/></text:span><text:span text:style-name="T4_25">folio</text:span><text:span text:style-name="T4_26">.<text:s/></text:span></text:p>
        </text:list-item>
        <text:list-item>
          <text:p text:style-name="P5"><text:span text:style-name="T5_1">Incluir</text:span><text:span text:style-name="T5_2"><text:s/></text:span><text:span text:style-name="T5_3">una</text:span><text:span text:style-name="T5_4"><text:s/></text:span><text:span text:style-name="T5_5">carátula</text:span><text:span text:style-name="T5_6"><text:s/></text:span><text:span text:style-name="T5_7">con</text:span><text:span text:style-name="T5_8"><text:s/></text:span><text:span text:style-name="T5_9">los</text:span><text:span text:style-name="T5_10"><text:s/></text:span><text:span text:style-name="T5_11">nombres</text:span><text:span text:style-name="T5_12"><text:s/></text:span><text:span text:style-name="T5_13">de</text:span><text:span text:style-name="T5_14"><text:s/></text:span><text:span text:style-name="T5_15">los</text:span><text:span text:style-name="T5_16"><text:s/></text:span><text:span text:style-name="T5_17">integrantes</text:span><text:span text:style-name="T5_18"><text:s/></text:span><text:span text:style-name="T5_19">del</text:span><text:span text:style-name="T5_20"><text:s/></text:span><text:span text:style-name="T5_21">grupo</text:span><text:span text:style-name="T5_22"><text:s/></text:span><text:span text:style-name="T5_23">y</text:span><text:span text:style-name="T5_24"><text:s/></text:span><text:span text:style-name="T5_25">el</text:span><text:span text:style-name="T5_26"><text:s/></text:span><text:span text:style-name="T5_27">nombre</text:span><text:span text:style-name="T5_28"><text:s/></text:span><text:span text:style-name="T5_29">del</text:span><text:span text:style-name="T5_30"><text:s/></text:span><text:span text:style-name="T5_31">grupo</text:span><text:span text:style-name="T5_32"><text:s/></text:span><text:span text:style-name="T5_33">en</text:span><text:span text:style-name="T5_34"><text:s/></text:span><text:span text:style-name="T5_35">Kaggle</text:span><text:span text:style-name="T5_36">.</text:span></text:p>
        </text:list-item>
      </text:list>
      <text:p text:style-name="P6"/>
      <text:p text:style-name="P7"><text:span text:style-name="T7_1">Recomendaciones</text:span><text:span text:style-name="T7_2">:</text:span></text:p>
      <text:p text:style-name="P8"/>
      <text:p text:style-name="P9"><text:span text:style-name="T9_1">La</text:span><text:span text:style-name="T9_2"><text:s/></text:span><text:span text:style-name="T9_3">entrega</text:span><text:span text:style-name="T9_4"><text:s/></text:span><text:span text:style-name="T9_5">de</text:span><text:span text:style-name="T9_6"><text:s/></text:span><text:span text:style-name="T9_7">diseño</text:span><text:span text:style-name="T9_8"><text:s/></text:span><text:span text:style-name="T9_9">debe</text:span><text:span text:style-name="T9_10"><text:s/></text:span><text:span text:style-name="T9_11">explicar</text:span><text:span text:style-name="T9_12"><text:s/></text:span><text:span text:style-name="T9_13">de</text:span><text:span text:style-name="T9_14"><text:s/></text:span><text:span text:style-name="T9_15">qué</text:span><text:span text:style-name="T9_16"><text:s/></text:span><text:span text:style-name="T9_17">forma</text:span><text:span text:style-name="T9_18"><text:s/></text:span><text:span text:style-name="T9_19">van</text:span><text:span text:style-name="T9_20"><text:s/></text:span><text:span text:style-name="T9_21">a</text:span><text:span text:style-name="T9_22"><text:s/></text:span><text:span text:style-name="T9_23">solucionar</text:span><text:span text:style-name="T9_24"><text:s/></text:span><text:span text:style-name="T9_25">el</text:span><text:span text:style-name="T9_26"><text:s/></text:span><text:span text:style-name="T9_27">TP</text:span><text:span text:style-name="T9_28">,<text:s/></text:span><text:span text:style-name="T9_29">explicando</text:span><text:span text:style-name="T9_30"><text:s/></text:span><text:span text:style-name="T9_31">de</text:span><text:span text:style-name="T9_32"><text:s/></text:span><text:span text:style-name="T9_33">qué</text:span><text:span text:style-name="T9_34"><text:s/></text:span><text:span text:style-name="T9_35">forma</text:span><text:span text:style-name="T9_36"><text:s/></text:span><text:span text:style-name="T9_37">van</text:span><text:span text:style-name="T9_38"><text:s/></text:span><text:span text:style-name="T9_39">a</text:span><text:span text:style-name="T9_40"><text:s/></text:span><text:span text:style-name="T9_41">procesar</text:span><text:span text:style-name="T9_42"><text:s/></text:span><text:span text:style-name="T9_43">los</text:span><text:span text:style-name="T9_44"><text:s/></text:span><text:span text:style-name="T9_45">datos</text:span><text:span text:style-name="T9_46">,<text:s/></text:span><text:span text:style-name="T9_47">qué</text:span><text:span text:style-name="T9_48"><text:s/></text:span><text:span text:style-name="T9_49">algoritmos</text:span><text:span text:style-name="T9_50"><text:s/></text:span><text:span text:style-name="T9_51">van</text:span><text:span text:style-name="T9_52"><text:s/></text:span><text:span text:style-name="T9_53">a</text:span><text:span text:style-name="T9_54"><text:s/></text:span><text:span text:style-name="T9_55">usar</text:span><text:span text:style-name="T9_56"><text:s/></text:span><text:span text:style-name="T9_57">y</text:span><text:span text:style-name="T9_58"><text:s/></text:span><text:span text:style-name="T9_59">por</text:span><text:span text:style-name="T9_60"><text:s/></text:span><text:span text:style-name="T9_61">qué</text:span><text:span text:style-name="T9_62"><text:s/></text:span><text:span text:style-name="T9_63">y</text:span><text:span text:style-name="T9_64"><text:s/></text:span><text:span text:style-name="T9_65">qué</text:span><text:span text:style-name="T9_66"><text:s/></text:span><text:span text:style-name="T9_67">resultados</text:span><text:span text:style-name="T9_68"><text:s/></text:span><text:span text:style-name="T9_69">esperan</text:span><text:span text:style-name="T9_70"><text:s/></text:span><text:span text:style-name="T9_71">obtener</text:span><text:span text:style-name="T9_72">.<text:s/></text:span><text:span text:style-name="T9_73">El</text:span><text:span text:style-name="T9_74"><text:s/></text:span><text:span text:style-name="T9_75">formato</text:span><text:span text:style-name="T9_76"><text:s/></text:span><text:span text:style-name="T9_77">de</text:span><text:span text:style-name="T9_78"><text:s/></text:span><text:span text:style-name="T9_79">la</text:span><text:span text:style-name="T9_80"><text:s/></text:span><text:span text:style-name="T9_81">entrega</text:span><text:span text:style-name="T9_82"><text:s/></text:span><text:span text:style-name="T9_83">de</text:span><text:span text:style-name="T9_84"><text:s/></text:span><text:span text:style-name="T9_85">diseño</text:span><text:span text:style-name="T9_86"><text:s/></text:span><text:span text:style-name="T9_87">es</text:span><text:span text:style-name="T9_88"><text:s/></text:span><text:span text:style-name="T9_89">libre</text:span><text:span text:style-name="T9_90">,<text:s/></text:span><text:span text:style-name="T9_91">se</text:span><text:span text:style-name="T9_92"><text:s/></text:span><text:span text:style-name="T9_93">espera</text:span><text:span text:style-name="T9_94"><text:s/></text:span><text:span text:style-name="T9_95">un</text:span><text:span text:style-name="T9_96"><text:s/></text:span><text:span text:style-name="T9_97">formato</text:span><text:span text:style-name="T9_98"><text:s/></text:span><text:span text:style-name="T9_99">narrativo</text:span><text:span text:style-name="T9_100">,<text:s/></text:span><text:span text:style-name="T9_101">ameno</text:span><text:span text:style-name="T9_102"><text:s/></text:span><text:span text:style-name="T9_103">acompañado</text:span><text:span text:style-name="T9_104"><text:s/></text:span><text:span text:style-name="T9_105">de</text:span><text:span text:style-name="T9_106"><text:s/></text:span><text:span text:style-name="T9_107">gráficos</text:span><text:span text:style-name="T9_108"><text:s/></text:span><text:span text:style-name="T9_109">o</text:span><text:span text:style-name="T9_110"><text:s/></text:span><text:span text:style-name="T9_111">visualizaciones</text:span><text:span text:style-name="T9_112"><text:s/></text:span><text:span text:style-name="T9_113">que</text:span><text:span text:style-name="T9_114"><text:s/></text:span><text:span text:style-name="T9_115">ayuden</text:span><text:span text:style-name="T9_116"><text:s/></text:span><text:span text:style-name="T9_117">a</text:span><text:span text:style-name="T9_118"><text:s/></text:span><text:span text:style-name="T9_119">entender</text:span><text:span text:style-name="T9_120"><text:s/></text:span><text:span text:style-name="T9_121">las</text:span><text:span text:style-name="T9_122"><text:s/></text:span><text:span text:style-name="T9_123">ideas</text:span><text:span text:style-name="T9_124"><text:s/></text:span><text:span text:style-name="T9_125">del</text:span><text:span text:style-name="T9_126"><text:s/></text:span><text:span text:style-name="T9_127">mismo</text:span><text:span text:style-name="T9_128">.</text:span></text:p>
      <text:p text:style-name="P10"/>
      <text:p text:style-name="P11"><text:span text:style-name="T11_1"><text:s/></text:span><text:span text:style-name="T11_2">Algunos</text:span><text:span text:style-name="T11_3"><text:s/></text:span><text:span text:style-name="T11_4">elementos</text:span><text:span text:style-name="T11_5"><text:s/></text:span><text:span text:style-name="T11_6">que</text:span><text:span text:style-name="T11_7"><text:s/></text:span><text:span text:style-name="T11_8">podrían</text:span><text:span text:style-name="T11_9"><text:s/></text:span><text:span text:style-name="T11_10">explicarse</text:span><text:span text:style-name="T11_11"><text:s/></text:span><text:span text:style-name="T11_12">son</text:span><text:span text:style-name="T11_13">:</text:span></text:p>
      <text:p text:style-name="P12"/>
      <text:list text:style-name="LS2" xml:id="list2">
        <text:list-item>
          <text:p text:style-name="P13"><text:span text:style-name="T13_1">Si</text:span><text:span text:style-name="T13_2"><text:s/></text:span><text:span text:style-name="T13_3">van</text:span><text:span text:style-name="T13_4"><text:s/></text:span><text:span text:style-name="T13_5">a</text:span><text:span text:style-name="T13_6"><text:s/></text:span><text:span text:style-name="T13_7">pre</text:span><text:span text:style-name="T13_8">-</text:span><text:span text:style-name="T13_9">procesar</text:span><text:span text:style-name="T13_10"><text:s/></text:span><text:span text:style-name="T13_11">los</text:span><text:span text:style-name="T13_12"><text:s/></text:span><text:span text:style-name="T13_13">datos</text:span><text:span text:style-name="T13_14"><text:s/></text:span><text:span text:style-name="T13_15">de</text:span><text:span text:style-name="T13_16"><text:s/></text:span><text:span text:style-name="T13_17">qué</text:span><text:span text:style-name="T13_18"><text:s/></text:span><text:span text:style-name="T13_19">forma</text:span><text:span text:style-name="T13_20"><text:s/></text:span><text:span text:style-name="T13_21">y</text:span><text:span text:style-name="T13_22"><text:s/></text:span><text:span text:style-name="T13_23">por</text:span><text:span text:style-name="T13_24"><text:s/></text:span><text:span text:style-name="T13_25">qué</text:span><text:span text:style-name="T13_26"><text:s/></text:span><text:span text:style-name="T13_27">motivo</text:span><text:span text:style-name="T13_28">.</text:span></text:p>
        </text:list-item>
        <text:list-item>
          <text:p text:style-name="P14"><text:span text:style-name="T14_1">Qué</text:span><text:span text:style-name="T14_2"><text:s/></text:span><text:span text:style-name="T14_3">algoritmos</text:span><text:span text:style-name="T14_4"><text:s/></text:span><text:span text:style-name="T14_5">van</text:span><text:span text:style-name="T14_6"><text:s/></text:span><text:span text:style-name="T14_7">a</text:span><text:span text:style-name="T14_8"><text:s/></text:span><text:span text:style-name="T14_9">usar</text:span><text:span text:style-name="T14_10"><text:s/></text:span><text:span text:style-name="T14_11">y</text:span><text:span text:style-name="T14_12"><text:s/></text:span><text:span text:style-name="T14_13">justificación</text:span><text:span text:style-name="T14_14">,<text:s/></text:span><text:span text:style-name="T14_15">referencias</text:span><text:span text:style-name="T14_16">.</text:span></text:p>
        </text:list-item>
        <text:list-item>
          <text:p text:style-name="P15"><text:span text:style-name="T15_1">Pruebas</text:span><text:span text:style-name="T15_2"><text:s/></text:span><text:span text:style-name="T15_3">realizadas</text:span><text:span text:style-name="T15_4"><text:s/></text:span><text:span text:style-name="T15_5">en</text:span><text:span text:style-name="T15_6"><text:s/></text:span><text:span text:style-name="T15_7">Kaggle</text:span><text:span text:style-name="T15_8"><text:s/></text:span><text:span text:style-name="T15_9">y</text:span><text:span text:style-name="T15_10"><text:s/></text:span><text:span text:style-name="T15_11">resultados</text:span><text:span text:style-name="T15_12"><text:s/></text:span><text:span text:style-name="T15_13">obtenidos</text:span><text:span text:style-name="T15_14">.</text:span></text:p>
        </text:list-item>
        <text:list-item>
          <text:p text:style-name="P16"><text:span text:style-name="T16_1">Visualizaciones</text:span><text:span text:style-name="T16_2"><text:s/></text:span><text:span text:style-name="T16_3">que</text:span><text:span text:style-name="T16_4"><text:s/></text:span><text:span text:style-name="T16_5">resulten</text:span><text:span text:style-name="T16_6"><text:s/></text:span><text:span text:style-name="T16_7">interesantes</text:span><text:span text:style-name="T16_8">.</text:span></text:p>
        </text:list-item>
        <text:list-item>
          <text:p text:style-name="P17"><text:span text:style-name="T17_1">Referencias</text:span><text:span text:style-name="T17_2"><text:s/></text:span><text:span text:style-name="T17_3">a</text:span><text:span text:style-name="T17_4"><text:s/></text:span><text:span text:style-name="T17_5">papers</text:span><text:span text:style-name="T17_6"><text:s/></text:span><text:span text:style-name="T17_7">u</text:span><text:span text:style-name="T17_8"><text:s/></text:span><text:span text:style-name="T17_9">otros</text:span><text:span text:style-name="T17_10"><text:s/></text:span><text:span text:style-name="T17_11">materiales</text:span><text:span text:style-name="T17_12"><text:s/></text:span><text:span text:style-name="T17_13">consultados</text:span><text:span text:style-name="T17_14">.</text:span></text:p>
        </text:list-item>
        <text:list-item>
          <text:p text:style-name="P18"><text:span text:style-name="T18_1">Para</text:span><text:span text:style-name="T18_2"><text:s/></text:span><text:span text:style-name="T18_3">los</text:span><text:span text:style-name="T18_4"><text:s/></text:span><text:span text:style-name="T18_5">algoritmos</text:span><text:span text:style-name="T18_6"><text:s/></text:span><text:span text:style-name="T18_7">seleccionados</text:span><text:span text:style-name="T18_8"><text:s/></text:span><text:span text:style-name="T18_9">de</text:span><text:span text:style-name="T18_10"><text:s/></text:span><text:span text:style-name="T18_11">qué</text:span><text:span text:style-name="T18_12"><text:s/></text:span><text:span text:style-name="T18_13">forma</text:span><text:span text:style-name="T18_14"><text:s/></text:span><text:span text:style-name="T18_15">van</text:span><text:span text:style-name="T18_16"><text:s/></text:span><text:span text:style-name="T18_17">a</text:span><text:span text:style-name="T18_18"><text:s/></text:span><text:span text:style-name="T18_19">buscar</text:span><text:span text:style-name="T18_20"><text:s/></text:span><text:span text:style-name="T18_21">sus</text:span><text:span text:style-name="T18_22"><text:s/></text:span><text:span text:style-name="T18_23">hiper</text:span><text:span text:style-name="T18_24">-</text:span><text:span text:style-name="T18_25">parámetros</text:span><text:span text:style-name="T18_26">.</text:span></text:p>
        </text:list-item>
        <text:list-item>
          <text:p text:style-name="P19"><text:span text:style-name="T19_1">Si</text:span><text:span text:style-name="T19_2"><text:s/></text:span><text:span text:style-name="T19_3">usan</text:span><text:span text:style-name="T19_4"><text:s/></text:span><text:span text:style-name="T19_5">más</text:span><text:span text:style-name="T19_6"><text:s/></text:span><text:span text:style-name="T19_7">de</text:span><text:span text:style-name="T19_8"><text:s/></text:span><text:span text:style-name="T19_9">un</text:span><text:span text:style-name="T19_10"><text:s/></text:span><text:span text:style-name="T19_11">algoritmo</text:span><text:span text:style-name="T19_12"><text:s/></text:span><text:span text:style-name="T19_13">de</text:span><text:span text:style-name="T19_14"><text:s/></text:span><text:span text:style-name="T19_15">qué</text:span><text:span text:style-name="T19_16"><text:s/></text:span><text:span text:style-name="T19_17">forma</text:span><text:span text:style-name="T19_18"><text:s/></text:span><text:span text:style-name="T19_19">van</text:span><text:span text:style-name="T19_20"><text:s/></text:span><text:span text:style-name="T19_21">a</text:span><text:span text:style-name="T19_22"><text:s/></text:span><text:span text:style-name="T19_23">combinarlos</text:span><text:span text:style-name="T19_24"><text:s/></text:span><text:span text:style-name="T19_25">y</text:span><text:span text:style-name="T19_26"><text:s/></text:span><text:span text:style-name="T19_27">justificación</text:span><text:span text:style-name="T19_28">.</text:span></text:p>
        </text:list-item>
        <text:list-item>
          <text:p text:style-name="P20"><text:span text:style-name="T20_1">Indicación</text:span><text:span text:style-name="T20_2"><text:s/></text:span><text:span text:style-name="T20_3">de</text:span><text:span text:style-name="T20_4"><text:s/></text:span><text:span text:style-name="T20_5">que</text:span><text:span text:style-name="T20_6"><text:s/></text:span><text:span text:style-name="T20_7">cosas</text:span><text:span text:style-name="T20_8"><text:s/></text:span><text:span text:style-name="T20_9">van</text:span><text:span text:style-name="T20_10"><text:s/></text:span><text:span text:style-name="T20_11">a</text:span><text:span text:style-name="T20_12"><text:s/></text:span><text:span text:style-name="T20_13">programar</text:span><text:span text:style-name="T20_14"><text:s/></text:span><text:span text:style-name="T20_15">por</text:span><text:span text:style-name="T20_16"><text:s/></text:span><text:span text:style-name="T20_17">sí</text:span><text:span text:style-name="T20_18"><text:s/></text:span><text:span text:style-name="T20_19">mismos</text:span><text:span text:style-name="T20_20"><text:s/></text:span><text:span text:style-name="T20_21">y</text:span><text:span text:style-name="T20_22"><text:s/></text:span><text:span text:style-name="T20_23">qué</text:span><text:span text:style-name="T20_24"><text:s/></text:span><text:span text:style-name="T20_25">cosas</text:span><text:span text:style-name="T20_26"><text:s/></text:span><text:span text:style-name="T20_27">van</text:span><text:span text:style-name="T20_28"><text:s/></text:span><text:span text:style-name="T20_29">a</text:span><text:span text:style-name="T20_30"><text:s/></text:span><text:span text:style-name="T20_31">usar</text:span><text:span text:style-name="T20_32"><text:s/></text:span><text:span text:style-name="T20_33">de</text:span><text:span text:style-name="T20_34"><text:s/></text:span><text:span text:style-name="T20_35">bibliotecas</text:span><text:span text:style-name="T20_36">,<text:s/></text:span><text:span text:style-name="T20_37">cuáles</text:span><text:span text:style-name="T20_38">,<text:s/></text:span><text:span text:style-name="T20_39">etc</text:span><text:span text:style-name="T20_40">.<text:s/></text:span></text:p>
        </text:list-item>
      </text:list>
      <text:p text:style-name="P21"/>
      <text:p text:style-name="P22"><text:span text:style-name="T22_1">La</text:span><text:span text:style-name="T22_2"><text:s/></text:span><text:span text:style-name="T22_3">entrega</text:span><text:span text:style-name="T22_4"><text:s/></text:span><text:span text:style-name="T22_5">de</text:span><text:span text:style-name="T22_6"><text:s/></text:span><text:span text:style-name="T22_7">diseño</text:span><text:span text:style-name="T22_8"><text:s/></text:span><text:span text:style-name="T22_9">NO</text:span><text:span text:style-name="T22_10"><text:s/></text:span><text:span text:style-name="T22_11">debe</text:span><text:span text:style-name="T22_12"><text:s/></text:span><text:span text:style-name="T22_13">incluir</text:span><text:span text:style-name="T22_14">:</text:span></text:p>
      <text:p text:style-name="P23"/>
      <text:list text:style-name="LS3" xml:id="list10">
        <text:list-item>
          <text:p text:style-name="P24"><text:span text:style-name="T24_1">Código</text:span><text:span text:style-name="T24_2"><text:s/></text:span><text:span text:style-name="T24_3">de</text:span><text:span text:style-name="T24_4"><text:s/></text:span><text:span text:style-name="T24_5">ningún</text:span><text:span text:style-name="T24_6"><text:s/></text:span><text:span text:style-name="T24_7">tipo</text:span><text:span text:style-name="T24_8">.</text:span></text:p>
        </text:list-item>
        <text:list-item>
          <text:p text:style-name="P25"><text:span text:style-name="T25_1">Diagramas</text:span><text:span text:style-name="T25_2"><text:s/></text:span><text:span text:style-name="T25_3">de</text:span><text:span text:style-name="T25_4"><text:s/></text:span><text:span text:style-name="T25_5">flujo</text:span><text:span text:style-name="T25_6"><text:s/>(</text:span><text:span text:style-name="T25_7">LOL</text:span><text:span text:style-name="T25_8">),<text:s/></text:span><text:span text:style-name="T25_9">diagramas</text:span><text:span text:style-name="T25_10"><text:s/></text:span><text:span text:style-name="T25_11">de</text:span><text:span text:style-name="T25_12"><text:s/></text:span><text:span text:style-name="T25_13">clases</text:span><text:span text:style-name="T25_14">,<text:s/></text:span><text:span text:style-name="T25_15">otros</text:span><text:span text:style-name="T25_16"><text:s/></text:span><text:span text:style-name="T25_17">diagramas</text:span><text:span text:style-name="T25_18">.</text:span></text:p>
        </text:list-item>
        <text:list-item>
          <text:p text:style-name="P26"><text:span text:style-name="T26_1">Referencias</text:span><text:span text:style-name="T26_2"><text:s/></text:span><text:span text:style-name="T26_3">a</text:span><text:span text:style-name="T26_4"><text:s/></text:span><text:span text:style-name="T26_5">cómo</text:span><text:span text:style-name="T26_6"><text:s/></text:span><text:span text:style-name="T26_7">van</text:span><text:span text:style-name="T26_8"><text:s/></text:span><text:span text:style-name="T26_9">a</text:span><text:span text:style-name="T26_10"><text:s/></text:span><text:span text:style-name="T26_11">programar</text:span><text:span text:style-name="T26_12"><text:s/></text:span><text:span text:style-name="T26_13">la</text:span><text:span text:style-name="T26_14"><text:s/></text:span><text:span text:style-name="T26_15">solución</text:span></text:p>
        </text:list-item>
        <text:list-item>
          <text:p text:style-name="P27"><text:span text:style-name="T27_1">Explicación</text:span><text:span text:style-name="T27_2"><text:s/></text:span><text:span text:style-name="T27_3">del</text:span><text:span text:style-name="T27_4"><text:s/></text:span><text:span text:style-name="T27_5">enunciado</text:span><text:span text:style-name="T27_6"><text:s/></text:span><text:span text:style-name="T27_7">del</text:span><text:span text:style-name="T27_8"><text:s/></text:span><text:span text:style-name="T27_9">TP</text:span><text:span text:style-name="T27_10"><text:s/>(</text:span><text:span text:style-name="T27_11">ya</text:span><text:span text:style-name="T27_12"><text:s/></text:span><text:span text:style-name="T27_13">lo</text:span><text:span text:style-name="T27_14"><text:s/></text:span><text:span text:style-name="T27_15">conocemos</text:span><text:span text:style-name="T27_16">)</text:span></text:p>
        </text:list-item>
      </text:list>
      <text:p text:style-name="P28"/>
      <text:p text:style-name="P29"><text:span text:style-name="T29_1">Elementos</text:span><text:span text:style-name="T29_2"><text:s/></text:span><text:span text:style-name="T29_3">que</text:span><text:span text:style-name="T29_4"><text:s/></text:span><text:span text:style-name="T29_5">son</text:span><text:span text:style-name="T29_6"><text:s/></text:span><text:span text:style-name="T29_7">opcionales</text:span><text:span text:style-name="T29_8"><text:s/></text:span><text:span text:style-name="T29_9">y</text:span><text:span text:style-name="T29_10"><text:s/></text:span><text:span text:style-name="T29_11">que</text:span><text:span text:style-name="T29_12"><text:s/></text:span><text:span text:style-name="T29_13">suelen</text:span><text:span text:style-name="T29_14"><text:s/></text:span><text:span text:style-name="T29_15">ser</text:span><text:span text:style-name="T29_16"><text:s/></text:span><text:span text:style-name="T29_17">POSITIVOS</text:span><text:span text:style-name="T29_18"><text:s/></text:span><text:span text:style-name="T29_19">en</text:span><text:span text:style-name="T29_20"><text:s/></text:span><text:span text:style-name="T29_21">la</text:span><text:span text:style-name="T29_22"><text:s/></text:span><text:span text:style-name="T29_23">nota</text:span><text:span text:style-name="T29_24"><text:s/></text:span><text:span text:style-name="T29_25">final</text:span><text:span text:style-name="T29_26"><text:s/></text:span><text:span text:style-name="T29_27">del</text:span><text:span text:style-name="T29_28"><text:s/></text:span><text:span text:style-name="T29_29">diseño</text:span><text:span text:style-name="T29_30">:</text:span></text:p>
      <text:p text:style-name="P30"/>
      <text:list text:style-name="LS4" xml:id="list14">
        <text:list-item>
          <text:p text:style-name="P31"><text:span text:style-name="T31_1">Visualizaciones</text:span><text:span text:style-name="T31_2"><text:s/>(</text:span><text:span text:style-name="T31_3">que</text:span><text:span text:style-name="T31_4"><text:s/></text:span><text:span text:style-name="T31_5">tengan</text:span><text:span text:style-name="T31_6"><text:s/></text:span><text:span text:style-name="T31_7">sentido</text:span><text:span text:style-name="T31_8">)</text:span></text:p>
        </text:list-item>
        <text:list-item>
          <text:p text:style-name="P32"><text:span text:style-name="T32_1">Pruebas</text:span><text:span text:style-name="T32_2"><text:s/></text:span><text:span text:style-name="T32_3">realizadas</text:span><text:span text:style-name="T32_4"><text:s/></text:span><text:span text:style-name="T32_5">en</text:span><text:span text:style-name="T32_6"><text:s/></text:span><text:span text:style-name="T32_7">Kaggle</text:span><text:span text:style-name="T32_8"><text:s/></text:span><text:span text:style-name="T32_9">y</text:span><text:span text:style-name="T32_10"><text:s/></text:span><text:span text:style-name="T32_11">conclusiones</text:span><text:span text:style-name="T32_12"><text:s/></text:span><text:span text:style-name="T32_13">sobre</text:span><text:span text:style-name="T32_14"><text:s/></text:span><text:span text:style-name="T32_15">las</text:span><text:span text:style-name="T32_16"><text:s/></text:span><text:span text:style-name="T32_17">mismas</text:span><text:span text:style-name="T32_18">.</text:span></text:p>
        </text:list-item>
        <text:list-item>
          <text:p text:style-name="P33"><text:span text:style-name="T33_1">Entrega</text:span><text:span text:style-name="T33_2"><text:s/></text:span><text:span text:style-name="T33_3">en</text:span><text:span text:style-name="T33_4"><text:s/></text:span><text:span text:style-name="T33_5">Latex</text:span><text:span text:style-name="T33_6">.</text:span></text:p>
        </text:list-item>
        <text:list-item>
          <text:p text:style-name="P34"><text:span text:style-name="T34_1">Explicación</text:span><text:span text:style-name="T34_2">,<text:s/></text:span><text:span text:style-name="T34_3">comentarios</text:span><text:span text:style-name="T34_4"><text:s/></text:span><text:span text:style-name="T34_5">y</text:span><text:span text:style-name="T34_6"><text:s/></text:span><text:span text:style-name="T34_7">cosas</text:span><text:span text:style-name="T34_8"><text:s/></text:span><text:span text:style-name="T34_9">aprendidas</text:span><text:span text:style-name="T34_10"><text:s/></text:span><text:span text:style-name="T34_11">sobre</text:span><text:span text:style-name="T34_12"><text:s/></text:span><text:span text:style-name="T34_13">las</text:span><text:span text:style-name="T34_14"><text:s/></text:span><text:span text:style-name="T34_15">referencias</text:span><text:span text:style-name="T34_16"><text:s/></text:span><text:span text:style-name="T34_17">estudiadas</text:span><text:span text:style-name="T34_18">.</text:span></text:p>
        </text:list-item>
        <text:list-item>
          <text:p text:style-name="P35"><text:span text:style-name="T35_1">Aportes</text:span><text:span text:style-name="T35_2"><text:s/></text:span><text:span text:style-name="T35_3">creativos</text:span><text:span text:style-name="T35_4"><text:s/></text:span><text:span text:style-name="T35_5">del</text:span><text:span text:style-name="T35_6"><text:s/></text:span><text:span text:style-name="T35_7">grupo</text:span><text:span text:style-name="T35_8">,<text:s/></text:span><text:span text:style-name="T35_9">ideas</text:span><text:span text:style-name="T35_10"><text:s/></text:span><text:span text:style-name="T35_11">propias</text:span><text:span text:style-name="T35_12">.</text:span></text:p>
        </text:list-item>
        <text:list-item>
          <text:p text:style-name="P36"><text:span text:style-name="T36_1">Narrativa</text:span><text:span text:style-name="T36_2"><text:s/></text:span><text:span text:style-name="T36_3">clara</text:span><text:span text:style-name="T36_4">,<text:s/></text:span><text:span text:style-name="T36_5">explicaciones</text:span><text:span text:style-name="T36_6"><text:s/></text:span><text:span text:style-name="T36_7">que</text:span><text:span text:style-name="T36_8"><text:s/></text:span><text:span text:style-name="T36_9">tienen</text:span><text:span text:style-name="T36_10"><text:s/></text:span><text:span text:style-name="T36_11">sentido</text:span><text:span text:style-name="T36_12">.</text:span></text:p>
        </text:list-item>
        <text:list-item>
          <text:p text:style-name="P37"><text:span text:style-name="T37_1">Evidencia</text:span><text:span text:style-name="T37_2"><text:s/></text:span><text:span text:style-name="T37_3">de</text:span><text:span text:style-name="T37_4"><text:s/></text:span><text:span text:style-name="T37_5">que</text:span><text:span text:style-name="T37_6"><text:s/></text:span><text:span text:style-name="T37_7">el</text:span><text:span text:style-name="T37_8"><text:s/></text:span><text:span text:style-name="T37_9">grupo</text:span><text:span text:style-name="T37_10"><text:s/></text:span><text:span text:style-name="T37_11">quiere</text:span><text:span text:style-name="T37_12"><text:s/></text:span><text:span text:style-name="T37_13">hacer</text:span><text:span text:style-name="T37_14"><text:s/></text:span><text:span text:style-name="T37_15">un</text:span><text:span text:style-name="T37_16"><text:s/></text:span><text:span text:style-name="T37_17">TP</text:span><text:span text:style-name="T37_18"><text:s/></text:span><text:span text:style-name="T37_19">que</text:span><text:span text:style-name="T37_20"><text:s/></text:span><text:span text:style-name="T37_21">se</text:span><text:span text:style-name="T37_22"><text:s/></text:span><text:span text:style-name="T37_23">destaque</text:span><text:span text:style-name="T37_24"><text:s/></text:span><text:span text:style-name="T37_25">del</text:span><text:span text:style-name="T37_26"><text:s/></text:span><text:span text:style-name="T37_27">resto</text:span></text:p>
        </text:list-item>
      </text:list>
      <text:p text:style-name="P38"/>
      <text:p text:style-name="P39"><text:span text:style-name="T39_1">Los</text:span><text:span text:style-name="T39_2"><text:s/></text:span><text:span text:style-name="T39_3">siguientes</text:span><text:span text:style-name="T39_4"><text:s/></text:span><text:span text:style-name="T39_5">puntos</text:span><text:span text:style-name="T39_6"><text:s/></text:span><text:span text:style-name="T39_7">suelen</text:span><text:span text:style-name="T39_8"><text:s/></text:span><text:span text:style-name="T39_9">tener</text:span><text:span text:style-name="T39_10"><text:s/></text:span><text:span text:style-name="T39_11">impacto</text:span><text:span text:style-name="T39_12"><text:s/></text:span><text:span text:style-name="T39_13">NEGATIVO</text:span><text:span text:style-name="T39_14"><text:s/></text:span><text:span text:style-name="T39_15">en</text:span><text:span text:style-name="T39_16"><text:s/></text:span><text:span text:style-name="T39_17">la</text:span><text:span text:style-name="T39_18"><text:s/></text:span><text:span text:style-name="T39_19">nota</text:span><text:span text:style-name="T39_20"><text:s/></text:span><text:span text:style-name="T39_21">del</text:span><text:span text:style-name="T39_22"><text:s/></text:span><text:span text:style-name="T39_23">diseño</text:span><text:span text:style-name="T39_24">:</text:span></text:p>
      <text:p text:style-name="P40"/>
      <text:list text:style-name="LS5" xml:id="list21">
        <text:list-item>
          <text:p text:style-name="P41"><text:span text:style-name="T41_1">Presentación</text:span><text:span text:style-name="T41_2"><text:s/></text:span><text:span text:style-name="T41_3">pobre</text:span><text:span text:style-name="T41_4"><text:s/></text:span><text:span text:style-name="T41_5">o</text:span><text:span text:style-name="T41_6"><text:s/></text:span><text:span text:style-name="T41_7">descuidada</text:span></text:p>
        </text:list-item>
        <text:list-item>
          <text:p text:style-name="P42"><text:span text:style-name="T42_1">Falta</text:span><text:span text:style-name="T42_2"><text:s/></text:span><text:span text:style-name="T42_3">de</text:span><text:span text:style-name="T42_4"><text:s/></text:span><text:span text:style-name="T42_5">referencias</text:span></text:p>
        </text:list-item>
        <text:list-item>
          <text:p text:style-name="P43"><text:span text:style-name="T43_1">Falta</text:span><text:span text:style-name="T43_2"><text:s/></text:span><text:span text:style-name="T43_3">de</text:span><text:span text:style-name="T43_4"><text:s/></text:span><text:span text:style-name="T43_5">justificación</text:span><text:span text:style-name="T43_6"><text:s/></text:span><text:span text:style-name="T43_7">sobre</text:span><text:span text:style-name="T43_8"><text:s/></text:span><text:span text:style-name="T43_9">las</text:span><text:span text:style-name="T43_10"><text:s/></text:span><text:span text:style-name="T43_11">decisiones</text:span><text:span text:style-name="T43_12"><text:s/></text:span><text:span text:style-name="T43_13">tomadas</text:span><text:span text:style-name="T43_14">,<text:s/></text:span><text:span text:style-name="T43_15">adivinanzas</text:span><text:span text:style-name="T43_16">,<text:s/></text:span><text:span text:style-name="T43_17">saltos</text:span><text:span text:style-name="T43_18"><text:s/></text:span><text:span text:style-name="T43_19">al</text:span><text:span text:style-name="T43_20"><text:s/></text:span><text:span text:style-name="T43_21">vacío</text:span><text:span text:style-name="T43_22">,<text:s/></text:span><text:span text:style-name="T43_23">suposiciones</text:span><text:span text:style-name="T43_24"><text:s/></text:span><text:span text:style-name="T43_25">infundadas</text:span><text:span text:style-name="T43_26"><text:s/></text:span><text:span text:style-name="T43_27">o</text:span><text:span text:style-name="T43_28"><text:s/></text:span><text:span text:style-name="T43_29">peor</text:span><text:span text:style-name="T43_30"><text:s/></text:span><text:span text:style-name="T43_31">aún</text:span><text:span text:style-name="T43_32">:<text:s/></text:span><text:span text:style-name="T43_33">erróneas</text:span><text:span text:style-name="T43_34">.</text:span></text:p>
        </text:list-item>
        <text:list-item>
          <text:p text:style-name="P44"><text:span text:style-name="T44_1">TPs</text:span><text:span text:style-name="T44_2"><text:s/></text:span><text:span text:style-name="T44_3">que</text:span><text:span text:style-name="T44_4"><text:s/></text:span><text:span text:style-name="T44_5">consisten</text:span><text:span text:style-name="T44_6"><text:s/></text:span><text:span text:style-name="T44_7">solamente</text:span><text:span text:style-name="T44_8"><text:s/></text:span><text:span text:style-name="T44_9">en</text:span><text:span text:style-name="T44_10"><text:s/></text:span><text:span text:style-name="T44_11">usar</text:span><text:span text:style-name="T44_12"><text:s/></text:span><text:span text:style-name="T44_13">bibliotecas</text:span><text:span text:style-name="T44_14"><text:s/></text:span><text:span text:style-name="T44_15">y</text:span><text:span text:style-name="T44_16"><text:s/></text:span><text:span text:style-name="T44_17">en</text:span><text:span text:style-name="T44_18"><text:s/></text:span><text:span text:style-name="T44_19">donde</text:span><text:span text:style-name="T44_20"><text:s/></text:span><text:span text:style-name="T44_21">aparentemente</text:span><text:span text:style-name="T44_22"><text:s/></text:span><text:span text:style-name="T44_23">el</text:span><text:span text:style-name="T44_24"><text:s/></text:span><text:span text:style-name="T44_25">grupo</text:span><text:span text:style-name="T44_26"><text:s/></text:span><text:span text:style-name="T44_27">no</text:span><text:span text:style-name="T44_28"><text:s/></text:span><text:span text:style-name="T44_29">piensa</text:span><text:span text:style-name="T44_30"><text:s/></text:span><text:span text:style-name="T44_31">programar</text:span><text:span text:style-name="T44_32"><text:s/></text:span><text:span text:style-name="T44_33">casi</text:span><text:span text:style-name="T44_34"><text:s/></text:span><text:span text:style-name="T44_35">nada</text:span><text:span text:style-name="T44_36">.</text:span></text:p>
        </text:list-item>
        <text:list-item>
          <text:p text:style-name="P45"><text:span text:style-name="T45_1">Soluciones</text:span><text:span text:style-name="T45_2"><text:s/></text:span><text:span text:style-name="T45_3">que</text:span><text:span text:style-name="T45_4"><text:s/></text:span><text:span text:style-name="T45_5">ya</text:span><text:span text:style-name="T45_6"><text:s/></text:span><text:span text:style-name="T45_7">existen</text:span><text:span text:style-name="T45_8"><text:s/></text:span><text:span text:style-name="T45_9">y</text:span><text:span text:style-name="T45_10"><text:s/></text:span><text:span text:style-name="T45_11">que</text:span><text:span text:style-name="T45_12"><text:s/></text:span><text:span text:style-name="T45_13">implican</text:span><text:span text:style-name="T45_14"><text:s/></text:span><text:span text:style-name="T45_15">un</text:span><text:span text:style-name="T45_16"><text:s/></text:span><text:span text:style-name="T45_17">mínimo</text:span><text:span text:style-name="T45_18"><text:s/></text:span><text:span text:style-name="T45_19">esfuerzo</text:span><text:span text:style-name="T45_20"><text:s/></text:span><text:span text:style-name="T45_21">de</text:span><text:span text:style-name="T45_22"><text:s/></text:span><text:span text:style-name="T45_23">programación</text:span><text:span text:style-name="T45_24">.</text:span></text:p>
        </text:list-item>
        <text:list-item>
          <text:p text:style-name="P46"><text:span text:style-name="T46_1">Tamaño</text:span><text:span text:style-name="T46_2"><text:s/></text:span><text:span text:style-name="T46_3">de</text:span><text:span text:style-name="T46_4"><text:s/></text:span><text:span text:style-name="T46_5">letra</text:span><text:span text:style-name="T46_6"><text:s/></text:span><text:span text:style-name="T46_7">gigante</text:span><text:span text:style-name="T46_8"><text:s/></text:span><text:span text:style-name="T46_9">para</text:span><text:span text:style-name="T46_10"><text:s/></text:span><text:span text:style-name="T46_11">que</text:span><text:span text:style-name="T46_12"><text:s/></text:span><text:span text:style-name="T46_13">el</text:span><text:span text:style-name="T46_14"><text:s/></text:span><text:span text:style-name="T46_15">diseño</text:span><text:span text:style-name="T46_16"><text:s/></text:span><text:span text:style-name="T46_17">parezca</text:span><text:span text:style-name="T46_18"><text:s/></text:span><text:span text:style-name="T46_19">ocupar</text:span><text:span text:style-name="T46_20"><text:s/></text:span><text:span text:style-name="T46_21">más</text:span><text:span text:style-name="T46_22"><text:s/></text:span><text:span text:style-name="T46_23">páginas</text:span><text:span text:style-name="T46_24"><text:s/>(</text:span><text:span text:style-name="T46_25">lo</text:span><text:span text:style-name="T46_26"><text:s/></text:span><text:span text:style-name="T46_27">hemos</text:span><text:span text:style-name="T46_28"><text:s/></text:span><text:span text:style-name="T46_29">visto</text:span><text:span text:style-name="T46_30"><text:s/></text:span><text:span text:style-name="T46_31">todo</text:span><text:span text:style-name="T46_32">)</text:span></text:p>
        </text:list-item>
        <text:list-item>
          <text:p text:style-name="P47"><text:span text:style-name="T47_1">Falta</text:span><text:span text:style-name="T47_2"><text:s/></text:span><text:span text:style-name="T47_3">de</text:span><text:span text:style-name="T47_4"><text:s/></text:span><text:span text:style-name="T47_5">aporte</text:span><text:span text:style-name="T47_6"><text:s/></text:span><text:span text:style-name="T47_7">creativo</text:span><text:span text:style-name="T47_8">,<text:s/></text:span><text:span text:style-name="T47_9">soluciones</text:span><text:span text:style-name="T47_10"><text:s/></text:span><text:span text:style-name="T47_11">standard</text:span><text:span text:style-name="T47_12"><text:s/></text:span><text:span text:style-name="T47_13">orientadas</text:span><text:span text:style-name="T47_14"><text:s/></text:span><text:span text:style-name="T47_15">a</text:span><text:span text:style-name="T47_16"><text:s/>“</text:span><text:span text:style-name="T47_17">zafar</text:span><text:span text:style-name="T47_18">”</text:span></text:p>
        </text:list-item>
        <text:list-item>
          <text:p text:style-name="P48"><text:span text:style-name="T48_1">Evidencia</text:span><text:span text:style-name="T48_2"><text:s/></text:span><text:span text:style-name="T48_3">de</text:span><text:span text:style-name="T48_4"><text:s/></text:span><text:span text:style-name="T48_5">falta</text:span><text:span text:style-name="T48_6"><text:s/></text:span><text:span text:style-name="T48_7">de</text:span><text:span text:style-name="T48_8"><text:s/></text:span><text:span text:style-name="T48_9">trabajo</text:span><text:span text:style-name="T48_10"><text:s/></text:span><text:span text:style-name="T48_11">por</text:span><text:span text:style-name="T48_12"><text:s/></text:span><text:span text:style-name="T48_13">parte</text:span><text:span text:style-name="T48_14"><text:s/></text:span><text:span text:style-name="T48_15">del</text:span><text:span text:style-name="T48_16"><text:s/></text:span><text:span text:style-name="T48_17">grupo</text:span></text:p>
        </text:list-item>
        <text:list-item>
          <text:p text:style-name="P49"><text:span text:style-name="T49_1">Narrativa</text:span><text:span text:style-name="T49_2"><text:s/></text:span><text:span text:style-name="T49_3">pobre</text:span><text:span text:style-name="T49_4">,<text:s/></text:span><text:span text:style-name="T49_5">explicaciones</text:span><text:span text:style-name="T49_6"><text:s/></text:span><text:span text:style-name="T49_7">que</text:span><text:span text:style-name="T49_8"><text:s/></text:span><text:span text:style-name="T49_9">no</text:span><text:span text:style-name="T49_10"><text:s/></text:span><text:span text:style-name="T49_11">tienen</text:span><text:span text:style-name="T49_12"><text:s/></text:span><text:span text:style-name="T49_13">sentido</text:span><text:span text:style-name="T49_14">.</text:span></text:p>
        </text:list-item>
        <text:list-item>
          <text:p text:style-name="P50"><text:span text:style-name="T50_1">Cosas</text:span><text:span text:style-name="T50_2"><text:s/></text:span><text:span text:style-name="T50_3">del</text:span><text:span text:style-name="T50_4"><text:s/></text:span><text:span text:style-name="T50_5">estilo</text:span><text:span text:style-name="T50_6"><text:s/>“</text:span><text:span text:style-name="T50_7">vamos</text:span><text:span text:style-name="T50_8"><text:s/></text:span><text:span text:style-name="T50_9">a</text:span><text:span text:style-name="T50_10"><text:s/></text:span><text:span text:style-name="T50_11">tener</text:span><text:span text:style-name="T50_12"><text:s/></text:span><text:span text:style-name="T50_13">que</text:span><text:span text:style-name="T50_14"><text:s/></text:span><text:span text:style-name="T50_15">probar</text:span><text:span text:style-name="T50_16"><text:s/></text:span><text:span text:style-name="T50_17">x</text:span><text:span text:style-name="T50_18">,</text:span><text:span text:style-name="T50_19">y</text:span><text:span text:style-name="T50_20">,</text:span><text:span text:style-name="T50_21">z</text:span><text:span text:style-name="T50_22">”<text:s/></text:span><text:span text:style-name="T50_23">sin</text:span><text:span text:style-name="T50_24"><text:s/></text:span><text:span text:style-name="T50_25">justificar</text:span><text:span text:style-name="T50_26"><text:s/></text:span><text:span text:style-name="T50_27">por</text:span><text:span text:style-name="T50_28"><text:s/></text:span><text:span text:style-name="T50_29">qué</text:span><text:span text:style-name="T50_30">.</text:span></text:p>
        </text:list-item>
      </text:list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